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ikesOutputParser.JikesOutputParser( Task task , boolean emacs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ikesOutputParser.setError( boolean er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ikesOutputParser.setProcessErrorStream(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ikesOutputParser.getErrorFl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ikesOutputParser.log( String lin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ikesOutputParser.setProcessInput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ikesOutputPars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ikesOutputParser.setProcessOutputStream(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ikesOutputParser.parseOutput( Buffered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ikesOutputParser.parseEmacsOutput( Buffered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ikesOutputPars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ikesOutputParser.parseStandardOutput( BufferedReader re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